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text-properties officeooo:rsid="00020e0c" officeooo:paragraph-rsid="00020e0c"/>
    </style:style>
    <style:style style:name="P2" style:family="paragraph" style:parent-style-name="Heading_20_2">
      <style:text-properties officeooo:rsid="00020e0c" officeooo:paragraph-rsid="00020e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File Formates</text:h>
      <text:h text:style-name="P2" text:outline-level="2">Incremental Transmissio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Sparks</meta:initial-creator>
    <meta:creation-date>2016-07-25T01:53:46.651735591</meta:creation-date>
    <dc:date>2016-07-25T01:55:24.103296538</dc:date>
    <dc:creator>Tom Sparks</dc:creator>
    <meta:editing-duration>P0D</meta:editing-duration>
    <meta:editing-cycles>1</meta:editing-cycles>
    <meta:document-statistic meta:table-count="0" meta:image-count="0" meta:object-count="0" meta:page-count="1" meta:paragraph-count="2" meta:word-count="4" meta:character-count="37" meta:non-whitespace-character-count="35"/>
    <meta:generator>LibreOffice/4.2.8.2$Linux_X86_64 LibreOffice_project/420m0$Build-2</meta:generator>
  </office:meta>
</office:document-meta>
</file>